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C0000017206F2F616A5FC42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017cm" svg:x="1cm" svg:y="8.341cm">
          <draw:image xlink:href="Pictures/100002010000021C0000017206F2F616A5FC42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6.0.7.3$Linux_X86_64 LibreOffice_project/00m0$Build-3</meta:generator>
  </office:meta>
</office:document-meta>
</file>